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462cm"/>
    </style:style>
    <style:style style:name="co3" style:family="table-column">
      <style:table-column-properties fo:break-before="auto" style:column-width="8.666cm"/>
    </style:style>
    <style:style style:name="co5" style:family="table-column">
      <style:table-column-properties fo:break-before="auto" style:column-width="10.643cm"/>
    </style:style>
    <style:style style:name="co6" style:family="table-column">
      <style:table-column-properties fo:break-before="auto" style:column-width="25.19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1"/>
        <table:table-column table:style-name="co4" table:default-cell-style-name="ce2"/>
        <table:table-row table:style-name="ro3">
          <table:table-cell office:value-type="string">
            <text:p>about</text:p>
          </table:table-cell>
          <table:table-cell office:value-type="string">
            <text:p>About freezer</text:p>
          </table:table-cell>
          <table:table-cell table:style-name="ce1" office:value-type="string">
            <text:p>O mrazničke</text:p>
          </table:table-cell>
          <table:table-cell office:value-type="string">
            <text:p>O mrazáku</text:p>
          </table:table-cell>
          <table:table-cell/>
        </table:table-row>
        <table:table-row table:style-name="ro3">
          <table:table-cell office:value-type="string">
            <text:p>about_mysli</text:p>
          </table:table-cell>
          <table:table-cell office:value-type="string">
            <text:p><text:s text:c="7"/>who thinks for you</text:p>
          </table:table-cell>
          <table:table-cell table:style-name="ce1" office:value-type="string">
            <text:p><text:s text:c="4"/>ktorá myslí za Vás</text:p>
          </table:table-cell>
          <table:table-cell office:value-type="string">
            <text:p><text:s text:c="6"/>který myslí za Vás</text:p>
          </table:table-cell>
          <table:table-cell/>
        </table:table-row>
        <table:table-row table:style-name="ro4">
          <table:table-cell office:value-type="string">
            <text:p>about_riadok_1</text:p>
          </table:table-cell>
          <table:table-cell office:value-type="string">
            <text:p>After a simple initial connection, which you can handle yourself, your phone will allow you the following uses and benefits:</text:p>
          </table:table-cell>
          <table:table-cell table:style-name="ce1" office:value-type="string">
            <text:p>Po jednoduchom prvotnom prepojení, ktoré zvládnete sami, Vám Váš telefón umožní tieto využitia a výhody:</text:p>
          </table:table-cell>
          <table:table-cell office:value-type="string">
            <text:p>Po jednoduchém prvotním připojení, které zvládnete sami, vám telefon umožní následující využití a výhody:</text:p>
          </table:table-cell>
          <table:table-cell/>
        </table:table-row>
        <table:table-row table:style-name="ro3">
          <table:table-cell office:value-type="string">
            <text:p>about_riadok_2</text:p>
          </table:table-cell>
          <table:table-cell office:value-type="string">
            <text:p>- Expiry date reminders.</text:p>
          </table:table-cell>
          <table:table-cell table:style-name="ce1" office:value-type="string">
            <text:p>- Pripomienky dátumov spotreby.</text:p>
          </table:table-cell>
          <table:table-cell office:value-type="string">
            <text:p>- Připomenutí data vypršení platnosti.</text:p>
          </table:table-cell>
          <table:table-cell/>
        </table:table-row>
        <table:table-row table:style-name="ro4">
          <table:table-cell office:value-type="string">
            <text:p>about_riadok_3</text:p>
          </table:table-cell>
          <table:table-cell office:value-type="string">
            <text:p>- Permanent overview of the contents of the freezer on your phone (anywhere and anytime).</text:p>
          </table:table-cell>
          <table:table-cell table:style-name="ce1" office:value-type="string">
            <text:p>- Stály prehľad obsahu mrazničky na Vašom telefóne (kdekoľvek a kedykoľvek).</text:p>
          </table:table-cell>
          <table:table-cell office:value-type="string">
            <text:p>- Stálý přehled obsahu mrazničky na Vašem telefonu (kdekoli a kdykoli).</text:p>
          </table:table-cell>
          <table:table-cell/>
        </table:table-row>
        <table:table-row table:style-name="ro3">
          <table:table-cell office:value-type="string">
            <text:p>about_riadok_4</text:p>
          </table:table-cell>
          <table:table-cell office:value-type="string">
            <text:p>- Makes shopping and cooking planning easier.</text:p>
          </table:table-cell>
          <table:table-cell table:style-name="ce1" office:value-type="string">
            <text:p>- Uľahčí plánovanie nákupov a varenia.</text:p>
          </table:table-cell>
          <table:table-cell office:value-type="string">
            <text:p>- Usnadní plánování nákupů a vaření.</text:p>
          </table:table-cell>
          <table:table-cell/>
        </table:table-row>
        <table:table-row table:style-name="ro3">
          <table:table-cell office:value-type="string">
            <text:p>about_riadok_5</text:p>
          </table:table-cell>
          <table:table-cell office:value-type="string">
            <text:p>- Quick search for food in the freezer.</text:p>
          </table:table-cell>
          <table:table-cell table:style-name="ce1" office:value-type="string">
            <text:p>- Rýchle vyhľadávanie potravín v mrazničke.</text:p>
          </table:table-cell>
          <table:table-cell office:value-type="string">
            <text:p>- Rychlé vyhledávání potravin v mrazničce.</text:p>
          </table:table-cell>
          <table:table-cell/>
        </table:table-row>
        <table:table-row table:style-name="ro4">
          <table:table-cell office:value-type="string">
            <text:p>about_riadok_6</text:p>
          </table:table-cell>
          <table:table-cell office:value-type="string">
            <text:p>- You can use all the functions, for example, in the refrigerator or when making preserves.</text:p>
          </table:table-cell>
          <table:table-cell table:style-name="ce1" office:value-type="string">
            <text:p>- Všetky funkcie môžete využiť napríklad aj v chladničke alebo pri zaváraninách.</text:p>
          </table:table-cell>
          <table:table-cell office:value-type="string">
            <text:p>- Všechny funkce využijete například v lednici nebo při zavařování.</text:p>
          </table:table-cell>
          <table:table-cell/>
        </table:table-row>
        <table:table-row table:style-name="ro3">
          <table:table-cell office:value-type="string">
            <text:p>ano</text:p>
          </table:table-cell>
          <table:table-cell office:value-type="string">
            <text:p>Yes</text:p>
          </table:table-cell>
          <table:table-cell table:style-name="ce1" office:value-type="string">
            <text:p>Áno</text:p>
          </table:table-cell>
          <table:table-cell office:value-type="string">
            <text:p>Ano</text:p>
          </table:table-cell>
          <table:table-cell/>
        </table:table-row>
        <table:table-row table:style-name="ro3">
          <table:table-cell office:value-type="string">
            <text:p>bravcove</text:p>
          </table:table-cell>
          <table:table-cell office:value-type="string">
            <text:p>Pork</text:p>
          </table:table-cell>
          <table:table-cell table:style-name="ce1" office:value-type="string">
            <text:p>Bravčové</text:p>
          </table:table-cell>
          <table:table-cell office:value-type="string">
            <text:p>Vepřové</text:p>
          </table:table-cell>
          <table:table-cell/>
        </table:table-row>
        <table:table-row table:style-name="ro3">
          <table:table-cell office:value-type="string">
            <text:p>bylinky</text:p>
          </table:table-cell>
          <table:table-cell office:value-type="string">
            <text:p>Herbs</text:p>
          </table:table-cell>
          <table:table-cell table:style-name="ce1" office:value-type="string">
            <text:p>Bylinky</text:p>
          </table:table-cell>
          <table:table-cell office:value-type="string">
            <text:p>Bylinky</text:p>
          </table:table-cell>
          <table:table-cell/>
        </table:table-row>
        <table:table-row table:style-name="ro3">
          <table:table-cell office:value-type="string">
            <text:p>cukrovinky</text:p>
          </table:table-cell>
          <table:table-cell office:value-type="string">
            <text:p>Sweets</text:p>
          </table:table-cell>
          <table:table-cell table:style-name="ce1" office:value-type="string">
            <text:p>Cukrovinky</text:p>
          </table:table-cell>
          <table:table-cell office:value-type="string">
            <text:p>Cukrovinky</text:p>
          </table:table-cell>
          <table:table-cell/>
        </table:table-row>
        <table:table-row table:style-name="ro3">
          <table:table-cell office:value-type="string">
            <text:p>datumvytvorenia</text:p>
          </table:table-cell>
          <table:table-cell office:value-type="string">
            <text:p>Creation date</text:p>
          </table:table-cell>
          <table:table-cell table:style-name="ce1" office:value-type="string">
            <text:p>Dátum vytvorenia</text:p>
          </table:table-cell>
          <table:table-cell office:value-type="string">
            <text:p>Datum vytvoření</text:p>
          </table:table-cell>
          <table:table-cell/>
        </table:table-row>
        <table:table-row table:style-name="ro3">
          <table:table-cell office:value-type="string">
            <text:p>den</text:p>
          </table:table-cell>
          <table:table-cell office:value-type="string">
            <text:p><text:s/>Day</text:p>
          </table:table-cell>
          <table:table-cell table:style-name="ce1" office:value-type="string">
            <text:p>deň</text:p>
          </table:table-cell>
          <table:table-cell office:value-type="string">
            <text:p>den</text:p>
          </table:table-cell>
          <table:table-cell/>
        </table:table-row>
        <table:table-row table:style-name="ro3">
          <table:table-cell office:value-type="string">
            <text:p>detailmiestnosti</text:p>
          </table:table-cell>
          <table:table-cell office:value-type="string">
            <text:p>Room details</text:p>
          </table:table-cell>
          <table:table-cell table:style-name="ce1" office:value-type="string">
            <text:p>Detailný popis miestnosti</text:p>
          </table:table-cell>
          <table:table-cell office:value-type="string">
            <text:p>Podrobný popis místnosti</text:p>
          </table:table-cell>
          <table:table-cell/>
        </table:table-row>
        <table:table-row table:style-name="ro3">
          <table:table-cell office:value-type="string">
            <text:p>detailpolozky</text:p>
          </table:table-cell>
          <table:table-cell office:value-type="string">
            <text:p>Item details</text:p>
          </table:table-cell>
          <table:table-cell table:style-name="ce1" office:value-type="string">
            <text:p>Detailný popis položky</text:p>
          </table:table-cell>
          <table:table-cell office:value-type="string">
            <text:p>Podrobný popis položky</text:p>
          </table:table-cell>
          <table:table-cell/>
        </table:table-row>
        <table:table-row table:style-name="ro3">
          <table:table-cell office:value-type="string">
            <text:p>detailpozicie</text:p>
          </table:table-cell>
          <table:table-cell office:value-type="string">
            <text:p>Position details</text:p>
          </table:table-cell>
          <table:table-cell table:style-name="ce1" office:value-type="string">
            <text:p>Detailný popis pozície</text:p>
          </table:table-cell>
          <table:table-cell office:value-type="string">
            <text:p>Podrobný popis pozice</text:p>
          </table:table-cell>
          <table:table-cell/>
        </table:table-row>
        <table:table-row table:style-name="ro3">
          <table:table-cell office:value-type="string">
            <text:p>detailtovaru</text:p>
          </table:table-cell>
          <table:table-cell office:value-type="string">
            <text:p>Goods details</text:p>
          </table:table-cell>
          <table:table-cell table:style-name="ce1" office:value-type="string">
            <text:p>Detailný popis tovaru</text:p>
          </table:table-cell>
          <table:table-cell office:value-type="string">
            <text:p>Podrobný popis tovaru</text:p>
          </table:table-cell>
          <table:table-cell/>
        </table:table-row>
        <table:table-row table:style-name="ro3">
          <table:table-cell office:value-type="string">
            <text:p>detailzariadenia</text:p>
          </table:table-cell>
          <table:table-cell office:value-type="string">
            <text:p>Detailed description of the device</text:p>
          </table:table-cell>
          <table:table-cell table:style-name="ce1" office:value-type="string">
            <text:p>Detailný popis zariadenia</text:p>
          </table:table-cell>
          <table:table-cell office:value-type="string">
            <text:p>Detail zařízení</text:p>
          </table:table-cell>
          <table:table-cell/>
        </table:table-row>
        <table:table-row table:style-name="ro3">
          <table:table-cell office:value-type="string">
            <text:p>dni</text:p>
          </table:table-cell>
          <table:table-cell office:value-type="string">
            <text:p><text:s/>Days</text:p>
          </table:table-cell>
          <table:table-cell table:style-name="ce1" office:value-type="string">
            <text:p>dni</text:p>
          </table:table-cell>
          <table:table-cell office:value-type="string">
            <text:p>dni</text:p>
          </table:table-cell>
          <table:table-cell/>
        </table:table-row>
        <table:table-row table:style-name="ro3">
          <table:table-cell office:value-type="string">
            <text:p>dní</text:p>
          </table:table-cell>
          <table:table-cell office:value-type="string">
            <text:p><text:s/>Days</text:p>
          </table:table-cell>
          <table:table-cell table:style-name="ce1" office:value-type="string">
            <text:p>dní</text:p>
          </table:table-cell>
          <table:table-cell office:value-type="string">
            <text:p>dní</text:p>
          </table:table-cell>
          <table:table-cell/>
        </table:table-row>
        <table:table-row table:style-name="ro3">
          <table:table-cell office:value-type="string">
            <text:p>do_expiracie</text:p>
          </table:table-cell>
          <table:table-cell office:value-type="string">
            <text:p>Until expiration </text:p>
          </table:table-cell>
          <table:table-cell table:style-name="ce1" office:value-type="string">
            <text:p>Do exspirácie </text:p>
          </table:table-cell>
          <table:table-cell office:value-type="string">
            <text:p>Do expirace </text:p>
          </table:table-cell>
          <table:table-cell/>
        </table:table-row>
        <table:table-row table:style-name="ro3">
          <table:table-cell office:value-type="string">
            <text:p>ean</text:p>
          </table:table-cell>
          <table:table-cell office:value-type="string">
            <text:p>EAN</text:p>
          </table:table-cell>
          <table:table-cell table:style-name="ce1" office:value-type="string">
            <text:p>EAN</text:p>
          </table:table-cell>
          <table:table-cell office:value-type="string">
            <text:p>EAN</text:p>
          </table:table-cell>
          <table:table-cell/>
        </table:table-row>
        <table:table-row table:style-name="ro3">
          <table:table-cell office:value-type="string">
            <text:p>eansanepouziva</text:p>
          </table:table-cell>
          <table:table-cell office:value-type="string">
            <text:p>EAN is not used</text:p>
          </table:table-cell>
          <table:table-cell table:style-name="ce1" office:value-type="string">
            <text:p>EAN sa nepoužíva</text:p>
          </table:table-cell>
          <table:table-cell office:value-type="string">
            <text:p>EAN se nepoužívá</text:p>
          </table:table-cell>
          <table:table-cell/>
        </table:table-row>
        <table:table-row table:style-name="ro3">
          <table:table-cell office:value-type="string">
            <text:p>emptytag</text:p>
          </table:table-cell>
          <table:table-cell office:value-type="string">
            <text:p>Empty TAG</text:p>
          </table:table-cell>
          <table:table-cell table:style-name="ce1" office:value-type="string">
            <text:p>Prázdny TAG</text:p>
          </table:table-cell>
          <table:table-cell office:value-type="string">
            <text:p>Prázdný TAG</text:p>
          </table:table-cell>
          <table:table-cell/>
        </table:table-row>
        <table:table-row table:style-name="ro3">
          <table:table-cell office:value-type="string">
            <text:p>expiracia</text:p>
          </table:table-cell>
          <table:table-cell office:value-type="string">
            <text:p>Expiration</text:p>
          </table:table-cell>
          <table:table-cell table:style-name="ce1" office:value-type="string">
            <text:p>Exspirácia</text:p>
          </table:table-cell>
          <table:table-cell office:value-type="string">
            <text:p>Expirace</text:p>
          </table:table-cell>
          <table:table-cell/>
        </table:table-row>
        <table:table-row table:style-name="ro3">
          <table:table-cell office:value-type="string">
            <text:p>expiraciadni</text:p>
          </table:table-cell>
          <table:table-cell office:value-type="string">
            <text:p>Expiration (day)</text:p>
          </table:table-cell>
          <table:table-cell table:style-name="ce1" office:value-type="string">
            <text:p>Exspiracia (dni)</text:p>
          </table:table-cell>
          <table:table-cell office:value-type="string">
            <text:p>Expirace (dny)</text:p>
          </table:table-cell>
          <table:table-cell/>
        </table:table-row>
        <table:table-row table:style-name="ro4">
          <table:table-cell office:value-type="string">
            <text:p>factory_setting_otazka_text</text:p>
          </table:table-cell>
          <table:table-cell office:value-type="string">
            <text:p>Realy set factory settings? All items they will be delete!</text:p>
          </table:table-cell>
          <table:table-cell table:style-name="ce1" office:value-type="string">
            <text:p>Naozaj chcete nastaviť pôvodné nastavenia? Ak to potvrdíte, všetky položky sa zmažú!</text:p>
          </table:table-cell>
          <table:table-cell office:value-type="string">
            <text:p>Opravdu chcete nastavit původní nastavení? Pokud to potvrdíte, všechny položky se smažou!</text:p>
          </table:table-cell>
          <table:table-cell/>
        </table:table-row>
        <table:table-row table:style-name="ro3">
          <table:table-cell office:value-type="string">
            <text:p>factory_setting_otazka_title</text:p>
          </table:table-cell>
          <table:table-cell office:value-type="string">
            <text:p>Factory settings</text:p>
          </table:table-cell>
          <table:table-cell table:style-name="ce1" office:value-type="string">
            <text:p>Pôvodné nastavenie</text:p>
          </table:table-cell>
          <table:table-cell office:value-type="string">
            <text:p>Půvoodní nastavení</text:p>
          </table:table-cell>
          <table:table-cell/>
        </table:table-row>
        <table:table-row table:style-name="ro3">
          <table:table-cell office:value-type="string">
            <text:p>factory_settings</text:p>
          </table:table-cell>
          <table:table-cell office:value-type="string">
            <text:p>Factory settings</text:p>
          </table:table-cell>
          <table:table-cell table:style-name="ce1" office:value-type="string">
            <text:p>Pôvodné nastavenia</text:p>
          </table:table-cell>
          <table:table-cell office:value-type="string">
            <text:p>Původní nastavení</text:p>
          </table:table-cell>
          <table:table-cell/>
        </table:table-row>
        <table:table-row table:style-name="ro3">
          <table:table-cell office:value-type="string">
            <text:p>factory_settings_title</text:p>
          </table:table-cell>
          <table:table-cell office:value-type="string">
            <text:p>Factory settings</text:p>
          </table:table-cell>
          <table:table-cell table:style-name="ce1" office:value-type="string">
            <text:p>Pôvodné nastavenie</text:p>
          </table:table-cell>
          <table:table-cell office:value-type="string">
            <text:p>Původní nastavení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string">
            <text:p>Filter</text:p>
          </table:table-cell>
          <table:table-cell table:style-name="ce1" office:value-type="string">
            <text:p>Filter</text:p>
          </table:table-cell>
          <table:table-cell office:value-type="string">
            <text:p>Filter</text:p>
          </table:table-cell>
          <table:table-cell/>
        </table:table-row>
        <table:table-row table:style-name="ro3">
          <table:table-cell office:value-type="string">
            <text:p>formatingtagoperationsucceessful</text:p>
          </table:table-cell>
          <table:table-cell office:value-type="string">
            <text:p>formatingtagoperationsucceessful</text:p>
          </table:table-cell>
          <table:table-cell table:style-name="ce1" office:value-type="string">
            <text:p>Formátovanie prebehlo správne</text:p>
          </table:table-cell>
          <table:table-cell office:value-type="string">
            <text:p>Formátování proběhlo správně</text:p>
          </table:table-cell>
          <table:table-cell/>
        </table:table-row>
        <table:table-row table:style-name="ro3">
          <table:table-cell office:value-type="string">
            <text:p>hladana_polozka</text:p>
          </table:table-cell>
          <table:table-cell office:value-type="string">
            <text:p>Wanted item</text:p>
          </table:table-cell>
          <table:table-cell table:style-name="ce1" office:value-type="string">
            <text:p>Hľadaná položka</text:p>
          </table:table-cell>
          <table:table-cell office:value-type="string">
            <text:p>Hledaná položka</text:p>
          </table:table-cell>
          <table:table-cell/>
        </table:table-row>
        <table:table-row table:style-name="ro3">
          <table:table-cell office:value-type="string">
            <text:p>hmotnost</text:p>
          </table:table-cell>
          <table:table-cell office:value-type="string">
            <text:p>Weigth (g)</text:p>
          </table:table-cell>
          <table:table-cell table:style-name="ce1" office:value-type="string">
            <text:p>Hmotnosť (g)</text:p>
          </table:table-cell>
          <table:table-cell office:value-type="string">
            <text:p>Hmotnost (g)</text:p>
          </table:table-cell>
          <table:table-cell/>
        </table:table-row>
        <table:table-row table:style-name="ro3">
          <table:table-cell office:value-type="string">
            <text:p>hotovejedlo</text:p>
          </table:table-cell>
          <table:table-cell office:value-type="string">
            <text:p>Ready meal</text:p>
          </table:table-cell>
          <table:table-cell table:style-name="ce1" office:value-type="string">
            <text:p>Hotové jedlo</text:p>
          </table:table-cell>
          <table:table-cell office:value-type="string">
            <text:p>Hotové jídlo</text:p>
          </table:table-cell>
          <table:table-cell/>
        </table:table-row>
        <table:table-row table:style-name="ro3">
          <table:table-cell office:value-type="string">
            <text:p>hovadzie</text:p>
          </table:table-cell>
          <table:table-cell office:value-type="string">
            <text:p>Beef</text:p>
          </table:table-cell>
          <table:table-cell table:style-name="ce1" office:value-type="string">
            <text:p>Hovädzie</text:p>
          </table:table-cell>
          <table:table-cell office:value-type="string">
            <text:p>Hovězí</text:p>
          </table:table-cell>
          <table:table-cell/>
        </table:table-row>
        <table:table-row table:style-name="ro3">
          <table:table-cell office:value-type="string">
            <text:p>hydina</text:p>
          </table:table-cell>
          <table:table-cell office:value-type="string">
            <text:p>Poultry</text:p>
          </table:table-cell>
          <table:table-cell table:style-name="ce1" office:value-type="string">
            <text:p>Hydina</text:p>
          </table:table-cell>
          <table:table-cell office:value-type="string">
            <text:p>Drůbež</text:p>
          </table:table-cell>
          <table:table-cell/>
        </table:table-row>
        <table:table-row table:style-name="ro3">
          <table:table-cell office:value-type="string">
            <text:p>chytra_mraznicka</text:p>
          </table:table-cell>
          <table:table-cell office:value-type="string">
            <text:p>Clever freezer</text:p>
          </table:table-cell>
          <table:table-cell table:style-name="ce1" office:value-type="string">
            <text:p>Chytrá mraznička</text:p>
          </table:table-cell>
          <table:table-cell office:value-type="string">
            <text:p>Chytrý mrazák</text:p>
          </table:table-cell>
          <table:table-cell/>
        </table:table-row>
        <table:table-row table:style-name="ro3">
          <table:table-cell office:value-type="string">
            <text:p>icon</text:p>
          </table:table-cell>
          <table:table-cell office:value-type="string">
            <text:p>Ikon</text:p>
          </table:table-cell>
          <table:table-cell table:style-name="ce1" office:value-type="string">
            <text:p>Ikona</text:p>
          </table:table-cell>
          <table:table-cell office:value-type="string">
            <text:p>Ikona</text:p>
          </table:table-cell>
          <table:table-cell/>
        </table:table-row>
        <table:table-row table:style-name="ro3">
          <table:table-cell office:value-type="string">
            <text:p>ine</text:p>
          </table:table-cell>
          <table:table-cell office:value-type="string">
            <text:p>Other</text:p>
          </table:table-cell>
          <table:table-cell table:style-name="ce1" office:value-type="string">
            <text:p>Iné</text:p>
          </table:table-cell>
          <table:table-cell office:value-type="string">
            <text:p>Jiné</text:p>
          </table:table-cell>
          <table:table-cell/>
        </table:table-row>
        <table:table-row table:style-name="ro3">
          <table:table-cell office:value-type="string">
            <text:p>informacieweb</text:p>
          </table:table-cell>
          <table:table-cell office:value-type="string">
            <text:p>Information in Web</text:p>
          </table:table-cell>
          <table:table-cell table:style-name="ce1" office:value-type="string">
            <text:p>Informácie na Webe</text:p>
          </table:table-cell>
          <table:table-cell office:value-type="string">
            <text:p>Informace na Webu</text:p>
          </table:table-cell>
          <table:table-cell/>
        </table:table-row>
        <table:table-row table:style-name="ro3">
          <table:table-cell office:value-type="string">
            <text:p>kategoria</text:p>
          </table:table-cell>
          <table:table-cell office:value-type="string">
            <text:p>Category</text:p>
          </table:table-cell>
          <table:table-cell table:style-name="ce1" office:value-type="string">
            <text:p>Kategória</text:p>
          </table:table-cell>
          <table:table-cell office:value-type="string">
            <text:p>Kategorie</text:p>
          </table:table-cell>
          <table:table-cell/>
        </table:table-row>
        <table:table-row table:style-name="ro3">
          <table:table-cell office:value-type="string">
            <text:p>kuracie</text:p>
          </table:table-cell>
          <table:table-cell office:value-type="string">
            <text:p>Chicken</text:p>
          </table:table-cell>
          <table:table-cell table:style-name="ce1" office:value-type="string">
            <text:p>Kuracie</text:p>
          </table:table-cell>
          <table:table-cell office:value-type="string">
            <text:p>Kuřecí</text:p>
          </table:table-cell>
          <table:table-cell/>
        </table:table-row>
        <table:table-row table:style-name="ro3">
          <table:table-cell office:value-type="string">
            <text:p>licencnecislo</text:p>
          </table:table-cell>
          <table:table-cell office:value-type="string">
            <text:p>Licence number</text:p>
          </table:table-cell>
          <table:table-cell table:style-name="ce1" office:value-type="string">
            <text:p>Licenčné číslo</text:p>
          </table:table-cell>
          <table:table-cell office:value-type="string">
            <text:p>Licenční číslo</text:p>
          </table:table-cell>
          <table:table-cell/>
        </table:table-row>
        <table:table-row table:style-name="ro3">
          <table:table-cell office:value-type="string">
            <text:p>manual</text:p>
          </table:table-cell>
          <table:table-cell office:value-type="string">
            <text:p>Manual</text:p>
          </table:table-cell>
          <table:table-cell table:style-name="ce1" office:value-type="string">
            <text:p>Manual</text:p>
          </table:table-cell>
          <table:table-cell office:value-type="string">
            <text:p>Manual</text:p>
          </table:table-cell>
          <table:table-cell/>
        </table:table-row>
        <table:table-row table:style-name="ro3">
          <table:table-cell office:value-type="string">
            <text:p>manualnyvyber</text:p>
          </table:table-cell>
          <table:table-cell office:value-type="string">
            <text:p>Manual pull item</text:p>
          </table:table-cell>
          <table:table-cell table:style-name="ce1" office:value-type="string">
            <text:p>Manuálny výber</text:p>
          </table:table-cell>
          <table:table-cell office:value-type="string">
            <text:p>Manuální výběr</text:p>
          </table:table-cell>
          <table:table-cell/>
        </table:table-row>
        <table:table-row table:style-name="ro3">
          <table:table-cell office:value-type="string">
            <text:p>masovevyrobky</text:p>
          </table:table-cell>
          <table:table-cell office:value-type="string">
            <text:p>Meat product</text:p>
          </table:table-cell>
          <table:table-cell table:style-name="ce1" office:value-type="string">
            <text:p>Mäsové výrobky</text:p>
          </table:table-cell>
          <table:table-cell office:value-type="string">
            <text:p>Masné výrobky</text:p>
          </table:table-cell>
          <table:table-cell/>
        </table:table-row>
        <table:table-row table:style-name="ro3">
          <table:table-cell office:value-type="string">
            <text:p>mliecnevyrobky</text:p>
          </table:table-cell>
          <table:table-cell office:value-type="string">
            <text:p>Milk production</text:p>
          </table:table-cell>
          <table:table-cell table:style-name="ce1" office:value-type="string">
            <text:p>Mliečne výrobky</text:p>
          </table:table-cell>
          <table:table-cell office:value-type="string">
            <text:p>Mléčné výrobky</text:p>
          </table:table-cell>
          <table:table-cell/>
        </table:table-row>
        <table:table-row table:style-name="ro3">
          <table:table-cell office:value-type="string">
            <text:p>musiexistovataspomjedenzaznam</text:p>
          </table:table-cell>
          <table:table-cell office:value-type="string">
            <text:p>Must by one item</text:p>
          </table:table-cell>
          <table:table-cell table:style-name="ce1" office:value-type="string">
            <text:p>Musí existovať aspoň jeden záznam</text:p>
          </table:table-cell>
          <table:table-cell office:value-type="string">
            <text:p>Musí být naležena aspoň jedna položka</text:p>
          </table:table-cell>
          <table:table-cell/>
        </table:table-row>
        <table:table-row table:style-name="ro3">
          <table:table-cell office:value-type="string">
            <text:p>najdena_polozka</text:p>
          </table:table-cell>
          <table:table-cell office:value-type="string">
            <text:p>Found item</text:p>
          </table:table-cell>
          <table:table-cell table:style-name="ce1" office:value-type="string">
            <text:p>Nájdená položka</text:p>
          </table:table-cell>
          <table:table-cell office:value-type="string">
            <text:p>Nalezena položka</text:p>
          </table:table-cell>
          <table:table-cell/>
        </table:table-row>
        <table:table-row table:style-name="ro3">
          <table:table-cell office:value-type="string">
            <text:p>naozajchcetevymazatzaznam</text:p>
          </table:table-cell>
          <table:table-cell office:value-type="string">
            <text:p>Realy delete item?</text:p>
          </table:table-cell>
          <table:table-cell table:style-name="ce1" office:value-type="string">
            <text:p>Naozaj chcete vymazať záznam?</text:p>
          </table:table-cell>
          <table:table-cell office:value-type="string">
            <text:p>Opravdu chcete vymyzat záznam?</text:p>
          </table:table-cell>
          <table:table-cell/>
        </table:table-row>
        <table:table-row table:style-name="ro3">
          <table:table-cell office:value-type="string">
            <text:p>nazov</text:p>
          </table:table-cell>
          <table:table-cell office:value-type="string">
            <text:p>Name</text:p>
          </table:table-cell>
          <table:table-cell table:style-name="ce1" office:value-type="string">
            <text:p>Názov</text:p>
          </table:table-cell>
          <table:table-cell office:value-type="string">
            <text:p>Název</text:p>
          </table:table-cell>
          <table:table-cell/>
        </table:table-row>
        <table:table-row table:style-name="ro3">
          <table:table-cell office:value-type="string">
            <text:p>nfcisdissabled</text:p>
          </table:table-cell>
          <table:table-cell office:value-type="string">
            <text:p>NFC is disable</text:p>
          </table:table-cell>
          <table:table-cell table:style-name="ce1" office:value-type="string">
            <text:p>NFC nie je povolené</text:p>
          </table:table-cell>
          <table:table-cell office:value-type="string">
            <text:p>NFC není povoleno</text:p>
          </table:table-cell>
          <table:table-cell/>
        </table:table-row>
        <table:table-row table:style-name="ro3">
          <table:table-cell office:value-type="string">
            <text:p>nfcisnotavailable</text:p>
          </table:table-cell>
          <table:table-cell office:value-type="string">
            <text:p>NFC is not available</text:p>
          </table:table-cell>
          <table:table-cell table:style-name="ce1" office:value-type="string">
            <text:p>NFC nie je prístupné</text:p>
          </table:table-cell>
          <table:table-cell office:value-type="string">
            <text:p>NFC není přístupné</text:p>
          </table:table-cell>
          <table:table-cell/>
        </table:table-row>
        <table:table-row table:style-name="ro2">
          <table:table-cell office:value-type="string">
            <text:p>nie</text:p>
          </table:table-cell>
          <table:table-cell office:value-type="string">
            <text:p>No</text:p>
          </table:table-cell>
          <table:table-cell table:style-name="ce1" office:value-type="string">
            <text:p>Nie</text:p>
          </table:table-cell>
          <table:table-cell office:value-type="string">
            <text:p>Ne</text:p>
          </table:table-cell>
          <table:table-cell/>
        </table:table-row>
        <table:table-row table:style-name="ro3">
          <table:table-cell office:value-type="string">
            <text:p>niejemoznevymazatzaznam</text:p>
          </table:table-cell>
          <table:table-cell office:value-type="string">
            <text:p>No possible delete item</text:p>
          </table:table-cell>
          <table:table-cell table:style-name="ce1" office:value-type="string">
            <text:p>Nie je možné vymazať položku</text:p>
          </table:table-cell>
          <table:table-cell office:value-type="string">
            <text:p>Není možné vymzat záznam</text:p>
          </table:table-cell>
          <table:table-cell/>
        </table:table-row>
        <table:table-row table:style-name="ro3">
          <table:table-cell office:value-type="string">
            <text:p>notagfound</text:p>
          </table:table-cell>
          <table:table-cell office:value-type="string">
            <text:p>No TAG found</text:p>
          </table:table-cell>
          <table:table-cell table:style-name="ce1" office:value-type="string">
            <text:p>TAG sa nenašiel</text:p>
          </table:table-cell>
          <table:table-cell office:value-type="string">
            <text:p>TAG nebyl nalezen</text:p>
          </table:table-cell>
          <table:table-cell/>
        </table:table-row>
        <table:table-row table:style-name="ro3">
          <table:table-cell office:value-type="string">
            <text:p>novamiestnost</text:p>
          </table:table-cell>
          <table:table-cell office:value-type="string">
            <text:p>New room</text:p>
          </table:table-cell>
          <table:table-cell table:style-name="ce1" office:value-type="string">
            <text:p>Nová miestnosť</text:p>
          </table:table-cell>
          <table:table-cell office:value-type="string">
            <text:p>Nová místnost</text:p>
          </table:table-cell>
          <table:table-cell/>
        </table:table-row>
        <table:table-row table:style-name="ro3">
          <table:table-cell office:value-type="string">
            <text:p>novapolozka</text:p>
          </table:table-cell>
          <table:table-cell office:value-type="string">
            <text:p>New item</text:p>
          </table:table-cell>
          <table:table-cell table:style-name="ce1" office:value-type="string">
            <text:p>Nová položka</text:p>
          </table:table-cell>
          <table:table-cell office:value-type="string">
            <text:p>Nová položka</text:p>
          </table:table-cell>
          <table:table-cell/>
        </table:table-row>
        <table:table-row table:style-name="ro3">
          <table:table-cell office:value-type="string">
            <text:p>novapozicia</text:p>
          </table:table-cell>
          <table:table-cell office:value-type="string">
            <text:p>New position</text:p>
          </table:table-cell>
          <table:table-cell table:style-name="ce1" office:value-type="string">
            <text:p>Nová pozícia</text:p>
          </table:table-cell>
          <table:table-cell office:value-type="string">
            <text:p>Nová pozíce</text:p>
          </table:table-cell>
          <table:table-cell/>
        </table:table-row>
        <table:table-row table:style-name="ro3">
          <table:table-cell office:value-type="string">
            <text:p>novezariadenie</text:p>
          </table:table-cell>
          <table:table-cell office:value-type="string">
            <text:p>New device</text:p>
          </table:table-cell>
          <table:table-cell table:style-name="ce1" office:value-type="string">
            <text:p>Nové zariadenie</text:p>
          </table:table-cell>
          <table:table-cell office:value-type="string">
            <text:p>Nové zařížení</text:p>
          </table:table-cell>
          <table:table-cell/>
        </table:table-row>
        <table:table-row table:style-name="ro3">
          <table:table-cell office:value-type="string">
            <text:p>novytovar</text:p>
          </table:table-cell>
          <table:table-cell office:value-type="string">
            <text:p>New goods item</text:p>
          </table:table-cell>
          <table:table-cell table:style-name="ce1" office:value-type="string">
            <text:p>Nový tovar</text:p>
          </table:table-cell>
          <table:table-cell office:value-type="string">
            <text:p>Nové zboží</text:p>
          </table:table-cell>
          <table:table-cell/>
        </table:table-row>
        <table:table-row table:style-name="ro3">
          <table:table-cell office:value-type="string">
            <text:p>o_mraznicke</text:p>
          </table:table-cell>
          <table:table-cell office:value-type="string">
            <text:p>About the freezer</text:p>
          </table:table-cell>
          <table:table-cell table:style-name="ce1" office:value-type="string">
            <text:p>O mrazničke</text:p>
          </table:table-cell>
          <table:table-cell office:value-type="string">
            <text:p>O mrazničce</text:p>
          </table:table-cell>
          <table:table-cell/>
        </table:table-row>
        <table:table-row table:style-name="ro3">
          <table:table-cell office:value-type="string">
            <text:p>ok</text:p>
          </table:table-cell>
          <table:table-cell office:value-type="string">
            <text:p>Ok</text:p>
          </table:table-cell>
          <table:table-cell table:style-name="ce1" office:value-type="string">
            <text:p>OK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office:value-type="string">
            <text:p>ovocie</text:p>
          </table:table-cell>
          <table:table-cell office:value-type="string">
            <text:p>Fruit</text:p>
          </table:table-cell>
          <table:table-cell table:style-name="ce1" office:value-type="string">
            <text:p>Ovocie</text:p>
          </table:table-cell>
          <table:table-cell office:value-type="string">
            <text:p>Ovoce</text:p>
          </table:table-cell>
          <table:table-cell/>
        </table:table-row>
        <table:table-row table:style-name="ro3">
          <table:table-cell office:value-type="string">
            <text:p>oznam</text:p>
          </table:table-cell>
          <table:table-cell office:value-type="string">
            <text:p>notification</text:p>
          </table:table-cell>
          <table:table-cell table:style-name="ce1" office:value-type="string">
            <text:p>Oznam</text:p>
          </table:table-cell>
          <table:table-cell office:value-type="string">
            <text:p>Oznam</text:p>
          </table:table-cell>
          <table:table-cell/>
        </table:table-row>
        <table:table-row table:style-name="ro3">
          <table:table-cell office:value-type="string">
            <text:p>pecivo</text:p>
          </table:table-cell>
          <table:table-cell office:value-type="string">
            <text:p>Pastries</text:p>
          </table:table-cell>
          <table:table-cell table:style-name="ce1" office:value-type="string">
            <text:p>Pečivo</text:p>
          </table:table-cell>
          <table:table-cell office:value-type="string">
            <text:p>Pečivo</text:p>
          </table:table-cell>
          <table:table-cell/>
        </table:table-row>
        <table:table-row table:style-name="ro3">
          <table:table-cell office:value-type="string">
            <text:p>po_expiracii</text:p>
          </table:table-cell>
          <table:table-cell office:value-type="string">
            <text:p>After expiration </text:p>
          </table:table-cell>
          <table:table-cell table:style-name="ce1" office:value-type="string">
            <text:p>Po exspirácii </text:p>
          </table:table-cell>
          <table:table-cell office:value-type="string">
            <text:p>Po expiraci </text:p>
          </table:table-cell>
          <table:table-cell/>
        </table:table-row>
        <table:table-row table:style-name="ro3">
          <table:table-cell office:value-type="string">
            <text:p>polotovar</text:p>
          </table:table-cell>
          <table:table-cell office:value-type="string">
            <text:p>Semi-finished product</text:p>
          </table:table-cell>
          <table:table-cell table:style-name="ce1" office:value-type="string">
            <text:p>Polotovar</text:p>
          </table:table-cell>
          <table:table-cell office:value-type="string">
            <text:p>Polotovar</text:p>
          </table:table-cell>
          <table:table-cell/>
        </table:table-row>
        <table:table-row table:style-name="ro3">
          <table:table-cell office:value-type="string">
            <text:p>polozka_ean_vymazana</text:p>
          </table:table-cell>
          <table:table-cell office:value-type="string">
            <text:p>The EAN item has been deleted</text:p>
          </table:table-cell>
          <table:table-cell table:style-name="ce1" office:value-type="string">
            <text:p>Položka EAN bola vymazaná</text:p>
          </table:table-cell>
          <table:table-cell office:value-type="string">
            <text:p>Položka EAN byla vymazána</text:p>
          </table:table-cell>
          <table:table-cell/>
        </table:table-row>
        <table:table-row table:style-name="ro3">
          <table:table-cell office:value-type="string">
            <text:p>polozka_tag_vymazana</text:p>
          </table:table-cell>
          <table:table-cell office:value-type="string">
            <text:p>The TAG item has been deleted</text:p>
          </table:table-cell>
          <table:table-cell table:style-name="ce1" office:value-type="string">
            <text:p>Položka TAG bola vymazaná</text:p>
          </table:table-cell>
          <table:table-cell office:value-type="string">
            <text:p>Položka TAG byla vymazána</text:p>
          </table:table-cell>
          <table:table-cell/>
        </table:table-row>
        <table:table-row table:style-name="ro3">
          <table:table-cell office:value-type="string">
            <text:p>popis</text:p>
          </table:table-cell>
          <table:table-cell office:value-type="string">
            <text:p>Description</text:p>
          </table:table-cell>
          <table:table-cell table:style-name="ce1" office:value-type="string">
            <text:p>Popis</text:p>
          </table:table-cell>
          <table:table-cell office:value-type="string">
            <text:p>Popis</text:p>
          </table:table-cell>
          <table:table-cell/>
        </table:table-row>
        <table:table-row table:style-name="ro3">
          <table:table-cell office:value-type="string">
            <text:p>popispoziciadetail</text:p>
          </table:table-cell>
          <table:table-cell office:value-type="string">
            <text:p>Description position detail</text:p>
          </table:table-cell>
          <table:table-cell table:style-name="ce1" office:value-type="string">
            <text:p>Zobrazenie pozície detailne</text:p>
          </table:table-cell>
          <table:table-cell office:value-type="string">
            <text:p>Zobrazení pozice detailně</text:p>
          </table:table-cell>
          <table:table-cell/>
        </table:table-row>
        <table:table-row table:style-name="ro3">
          <table:table-cell office:value-type="string">
            <text:p>popispozicialist</text:p>
          </table:table-cell>
          <table:table-cell office:value-type="string">
            <text:p>Position list</text:p>
          </table:table-cell>
          <table:table-cell table:style-name="ce1" office:value-type="string">
            <text:p>Zobrazenie popisu pozícií</text:p>
          </table:table-cell>
          <table:table-cell office:value-type="string">
            <text:p>Zobrazení popisu pozic</text:p>
          </table:table-cell>
          <table:table-cell/>
        </table:table-row>
        <table:table-row table:style-name="ro3">
          <table:table-cell office:value-type="string">
            <text:p>popispoziciavytvorenie</text:p>
          </table:table-cell>
          <table:table-cell office:value-type="string">
            <text:p>Description position creation</text:p>
          </table:table-cell>
          <table:table-cell table:style-name="ce1" office:value-type="string">
            <text:p>Vytvorenie pozície</text:p>
          </table:table-cell>
          <table:table-cell office:value-type="string">
            <text:p>Vytvoření pozice</text:p>
          </table:table-cell>
          <table:table-cell/>
        </table:table-row>
        <table:table-row table:style-name="ro3">
          <table:table-cell office:value-type="string">
            <text:p>popistovardetail</text:p>
          </table:table-cell>
          <table:table-cell office:value-type="string">
            <text:p>Description goods detail</text:p>
          </table:table-cell>
          <table:table-cell table:style-name="ce1" office:value-type="string">
            <text:p>Zobrazenie tovaru detailne</text:p>
          </table:table-cell>
          <table:table-cell office:value-type="string">
            <text:p>Zobrazení zboží detailně</text:p>
          </table:table-cell>
          <table:table-cell/>
        </table:table-row>
        <table:table-row table:style-name="ro3">
          <table:table-cell office:value-type="string">
            <text:p>popistovarvytvorenie</text:p>
          </table:table-cell>
          <table:table-cell office:value-type="string">
            <text:p>Description goods creation</text:p>
          </table:table-cell>
          <table:table-cell table:style-name="ce1" office:value-type="string">
            <text:p>Vytvorenie tovaru</text:p>
          </table:table-cell>
          <table:table-cell office:value-type="string">
            <text:p>Vytvoření tovaru</text:p>
          </table:table-cell>
          <table:table-cell/>
        </table:table-row>
        <table:table-row table:style-name="ro3">
          <table:table-cell office:value-type="string">
            <text:p>popistovarzoznam</text:p>
          </table:table-cell>
          <table:table-cell office:value-type="string">
            <text:p>Description goods list</text:p>
          </table:table-cell>
          <table:table-cell table:style-name="ce1" office:value-type="string">
            <text:p>Zobrazenie zoznamu tovarov</text:p>
          </table:table-cell>
          <table:table-cell office:value-type="string">
            <text:p>Zobrazení seznamu zboží</text:p>
          </table:table-cell>
          <table:table-cell/>
        </table:table-row>
        <table:table-row table:style-name="ro3">
          <table:table-cell office:value-type="string">
            <text:p>popisvlozenie</text:p>
          </table:table-cell>
          <table:table-cell office:value-type="string">
            <text:p>popisvlozenie</text:p>
          </table:table-cell>
          <table:table-cell table:style-name="ce1" office:value-type="string">
            <text:p>Popis vloženie</text:p>
          </table:table-cell>
          <table:table-cell office:value-type="string">
            <text:p>Popis vložení</text:p>
          </table:table-cell>
          <table:table-cell/>
        </table:table-row>
        <table:table-row table:style-name="ro3">
          <table:table-cell office:value-type="string">
            <text:p>popisvyber</text:p>
          </table:table-cell>
          <table:table-cell office:value-type="string">
            <text:p>Description search</text:p>
          </table:table-cell>
          <table:table-cell table:style-name="ce1" office:value-type="string">
            <text:p>Umožňuje vybrať položku pomocou hľadania</text:p>
          </table:table-cell>
          <table:table-cell office:value-type="string">
            <text:p>Umožňuje vybrat položku pomocí hledání</text:p>
          </table:table-cell>
          <table:table-cell/>
        </table:table-row>
        <table:table-row table:style-name="ro3">
          <table:table-cell office:value-type="string">
            <text:p>popiszariadeniedetail</text:p>
          </table:table-cell>
          <table:table-cell office:value-type="string">
            <text:p>List device record detail</text:p>
          </table:table-cell>
          <table:table-cell table:style-name="ce1" office:value-type="string">
            <text:p>Zobrazenie zoznamu zariadení detailne</text:p>
          </table:table-cell>
          <table:table-cell office:value-type="string">
            <text:p>Zobrazení seznamu zařízení detailně</text:p>
          </table:table-cell>
          <table:table-cell/>
        </table:table-row>
        <table:table-row table:style-name="ro3">
          <table:table-cell office:value-type="string">
            <text:p>popiszariadenievytvorenie</text:p>
          </table:table-cell>
          <table:table-cell office:value-type="string">
            <text:p>Create device record</text:p>
          </table:table-cell>
          <table:table-cell table:style-name="ce1" office:value-type="string">
            <text:p>Vytvorenie zoznamu zariadení</text:p>
          </table:table-cell>
          <table:table-cell office:value-type="string">
            <text:p>Vytvoření seznamu zařízení</text:p>
          </table:table-cell>
          <table:table-cell/>
        </table:table-row>
        <table:table-row table:style-name="ro3">
          <table:table-cell office:value-type="string">
            <text:p>popiszariadeniezoznam</text:p>
          </table:table-cell>
          <table:table-cell office:value-type="string">
            <text:p>List device record</text:p>
          </table:table-cell>
          <table:table-cell table:style-name="ce1" office:value-type="string">
            <text:p>Popis zariadení zoznam</text:p>
          </table:table-cell>
          <table:table-cell office:value-type="string">
            <text:p>Popis zařízení seznam</text:p>
          </table:table-cell>
          <table:table-cell/>
        </table:table-row>
        <table:table-row table:style-name="ro3">
          <table:table-cell office:value-type="string">
            <text:p>poslednepouzite</text:p>
          </table:table-cell>
          <table:table-cell office:value-type="string">
            <text:p>Last used</text:p>
          </table:table-cell>
          <table:table-cell table:style-name="ce1" office:value-type="string">
            <text:p>Posledne použité</text:p>
          </table:table-cell>
          <table:table-cell office:value-type="string">
            <text:p>Poslední použité</text:p>
          </table:table-cell>
          <table:table-cell/>
        </table:table-row>
        <table:table-row table:style-name="ro3">
          <table:table-cell office:value-type="string">
            <text:p>pozicia</text:p>
          </table:table-cell>
          <table:table-cell office:value-type="string">
            <text:p>Position</text:p>
          </table:table-cell>
          <table:table-cell table:style-name="ce1" office:value-type="string">
            <text:p>Pozícia</text:p>
          </table:table-cell>
          <table:table-cell office:value-type="string">
            <text:p>Pozice</text:p>
          </table:table-cell>
          <table:table-cell/>
        </table:table-row>
        <table:table-row table:style-name="ro3">
          <table:table-cell office:value-type="string">
            <text:p>poznamka</text:p>
          </table:table-cell>
          <table:table-cell office:value-type="string">
            <text:p>Note</text:p>
          </table:table-cell>
          <table:table-cell table:style-name="ce1" office:value-type="string">
            <text:p>Poznámka</text:p>
          </table:table-cell>
          <table:table-cell office:value-type="string">
            <text:p>Poznámka</text:p>
          </table:table-cell>
          <table:table-cell/>
        </table:table-row>
        <table:table-row table:style-name="ro3">
          <table:table-cell office:value-type="string">
            <text:p>prehlad</text:p>
          </table:table-cell>
          <table:table-cell office:value-type="string">
            <text:p>View</text:p>
          </table:table-cell>
          <table:table-cell table:style-name="ce1" office:value-type="string">
            <text:p>Prehľad</text:p>
          </table:table-cell>
          <table:table-cell office:value-type="string">
            <text:p>Přehled</text:p>
          </table:table-cell>
          <table:table-cell/>
        </table:table-row>
        <table:table-row table:style-name="ro3">
          <table:table-cell office:value-type="string">
            <text:p>prehlad_main</text:p>
          </table:table-cell>
          <table:table-cell office:value-type="string">
            <text:p>View with choice</text:p>
          </table:table-cell>
          <table:table-cell table:style-name="ce1" office:value-type="string">
            <text:p>Prehľad s výberom</text:p>
          </table:table-cell>
          <table:table-cell office:value-type="string">
            <text:p>Přehled s výběrem</text:p>
          </table:table-cell>
          <table:table-cell/>
        </table:table-row>
        <table:table-row table:style-name="ro3">
          <table:table-cell office:value-type="string">
            <text:p>pridat</text:p>
          </table:table-cell>
          <table:table-cell office:value-type="string">
            <text:p>Add</text:p>
          </table:table-cell>
          <table:table-cell table:style-name="ce1" office:value-type="string">
            <text:p>Pridať</text:p>
          </table:table-cell>
          <table:table-cell office:value-type="string">
            <text:p>Přidat</text:p>
          </table:table-cell>
          <table:table-cell/>
        </table:table-row>
        <table:table-row table:style-name="ro3">
          <table:table-cell office:value-type="string">
            <text:p>recordcantbenull</text:p>
          </table:table-cell>
          <table:table-cell office:value-type="string">
            <text:p>Record can not by null</text:p>
          </table:table-cell>
          <table:table-cell table:style-name="ce1" office:value-type="string">
            <text:p>Záznam nemôže byť prázdny</text:p>
          </table:table-cell>
          <table:table-cell office:value-type="string">
            <text:p>Záznam nemůže být prázdný</text:p>
          </table:table-cell>
          <table:table-cell/>
        </table:table-row>
        <table:table-row table:style-name="ro3">
          <table:table-cell office:value-type="string">
            <text:p>restore</text:p>
          </table:table-cell>
          <table:table-cell office:value-type="string">
            <text:p>Restore</text:p>
          </table:table-cell>
          <table:table-cell table:style-name="ce1" office:value-type="string">
            <text:p>Obnoviť</text:p>
          </table:table-cell>
          <table:table-cell office:value-type="string">
            <text:p>Obnovit</text:p>
          </table:table-cell>
          <table:table-cell/>
        </table:table-row>
        <table:table-row table:style-name="ro3">
          <table:table-cell office:value-type="string">
            <text:p>ryby</text:p>
          </table:table-cell>
          <table:table-cell office:value-type="string">
            <text:p>Fish</text:p>
          </table:table-cell>
          <table:table-cell table:style-name="ce1" office:value-type="string">
            <text:p>Ryby</text:p>
          </table:table-cell>
          <table:table-cell office:value-type="string">
            <text:p>Ryby</text:p>
          </table:table-cell>
          <table:table-cell/>
        </table:table-row>
        <table:table-row table:style-name="ro3">
          <table:table-cell office:value-type="string">
            <text:p>suflik</text:p>
          </table:table-cell>
          <table:table-cell office:value-type="string">
            <text:p>Position</text:p>
          </table:table-cell>
          <table:table-cell table:style-name="ce1" office:value-type="string">
            <text:p>Pozícia</text:p>
          </table:table-cell>
          <table:table-cell office:value-type="string">
            <text:p>Pozice</text:p>
          </table:table-cell>
          <table:table-cell/>
        </table:table-row>
        <table:table-row table:style-name="ro3">
          <table:table-cell office:value-type="string">
            <text:p>tag</text:p>
          </table:table-cell>
          <table:table-cell office:value-type="string">
            <text:p>TAG</text:p>
          </table:table-cell>
          <table:table-cell table:style-name="ce1" office:value-type="string">
            <text:p>TAG</text:p>
          </table:table-cell>
          <table:table-cell office:value-type="string">
            <text:p>TAG</text:p>
          </table:table-cell>
          <table:table-cell/>
        </table:table-row>
        <table:table-row table:style-name="ro3">
          <table:table-cell office:value-type="string">
            <text:p>tagid</text:p>
          </table:table-cell>
          <table:table-cell office:value-type="string">
            <text:p>TAG ID</text:p>
          </table:table-cell>
          <table:table-cell table:style-name="ce1" office:value-type="string">
            <text:p>Identifikačné číslo TAG</text:p>
          </table:table-cell>
          <table:table-cell office:value-type="string">
            <text:p>Identifikační číslo TAG</text:p>
          </table:table-cell>
          <table:table-cell/>
        </table:table-row>
        <table:table-row table:style-name="ro3">
          <table:table-cell office:value-type="string">
            <text:p>taginfo</text:p>
          </table:table-cell>
          <table:table-cell office:value-type="string">
            <text:p>TAG Info</text:p>
          </table:table-cell>
          <table:table-cell table:style-name="ce1" office:value-type="string">
            <text:p>Informácia o TAG</text:p>
          </table:table-cell>
          <table:table-cell office:value-type="string">
            <text:p>Informace o TAG</text:p>
          </table:table-cell>
          <table:table-cell/>
        </table:table-row>
        <table:table-row table:style-name="ro3">
          <table:table-cell office:value-type="string">
            <text:p>tagsanepouziva</text:p>
          </table:table-cell>
          <table:table-cell office:value-type="string">
            <text:p>TAG not used</text:p>
          </table:table-cell>
          <table:table-cell table:style-name="ce1" office:value-type="string">
            <text:p>TAG sa nepoužíva</text:p>
          </table:table-cell>
          <table:table-cell office:value-type="string">
            <text:p>TAG se nepoužívá</text:p>
          </table:table-cell>
          <table:table-cell/>
        </table:table-row>
        <table:table-row table:style-name="ro3">
          <table:table-cell office:value-type="string">
            <text:p>telefon_ku_ean</text:p>
          </table:table-cell>
          <table:table-cell office:value-type="string">
            <text:p>Attach the phone to EAN</text:p>
          </table:table-cell>
          <table:table-cell table:style-name="ce1" office:value-type="string">
            <text:p>Priložte telefón ku EAN-u</text:p>
          </table:table-cell>
          <table:table-cell office:value-type="string">
            <text:p>Přiložte telefon k EAN-u</text:p>
          </table:table-cell>
          <table:table-cell/>
        </table:table-row>
        <table:table-row table:style-name="ro3">
          <table:table-cell office:value-type="string">
            <text:p>telefon_ku_tag</text:p>
          </table:table-cell>
          <table:table-cell office:value-type="string">
            <text:p>Attach the phone to TAG</text:p>
          </table:table-cell>
          <table:table-cell table:style-name="ce1" office:value-type="string">
            <text:p>Priložte telefón k TAG-u</text:p>
          </table:table-cell>
          <table:table-cell office:value-type="string">
            <text:p>Přiložte telefon k TAG-u</text:p>
          </table:table-cell>
          <table:table-cell/>
        </table:table-row>
        <table:table-row table:style-name="ro3">
          <table:table-cell office:value-type="string">
            <text:p>tovar</text:p>
          </table:table-cell>
          <table:table-cell office:value-type="string">
            <text:p>the goods</text:p>
          </table:table-cell>
          <table:table-cell table:style-name="ce1" office:value-type="string">
            <text:p>Tovar</text:p>
          </table:table-cell>
          <table:table-cell office:value-type="string">
            <text:p>Tovar</text:p>
          </table:table-cell>
          <table:table-cell/>
        </table:table-row>
        <table:table-row table:style-name="ro3">
          <table:table-cell office:value-type="string">
            <text:p>ulozit</text:p>
          </table:table-cell>
          <table:table-cell office:value-type="string">
            <text:p>Save</text:p>
          </table:table-cell>
          <table:table-cell table:style-name="ce1" office:value-type="string">
            <text:p>Uložiť</text:p>
          </table:table-cell>
          <table:table-cell office:value-type="string">
            <text:p>Uložit</text:p>
          </table:table-cell>
          <table:table-cell/>
        </table:table-row>
        <table:table-row table:style-name="ro3">
          <table:table-cell office:value-type="string">
            <text:p>unsupportedtag</text:p>
          </table:table-cell>
          <table:table-cell office:value-type="string">
            <text:p>Unsuported TAG</text:p>
          </table:table-cell>
          <table:table-cell table:style-name="ce1" office:value-type="string">
            <text:p>Nepodporovaný TAG</text:p>
          </table:table-cell>
          <table:table-cell office:value-type="string">
            <text:p>Nepodporovaný TAG</text:p>
          </table:table-cell>
          <table:table-cell/>
        </table:table-row>
        <table:table-row table:style-name="ro3">
          <table:table-cell office:value-type="string">
            <text:p>userhascancelnfcsession</text:p>
          </table:table-cell>
          <table:table-cell office:value-type="string">
            <text:p>User cancel sesion</text:p>
          </table:table-cell>
          <table:table-cell table:style-name="ce1" office:value-type="string">
            <text:p>Užívateľ zrušil operáciu</text:p>
          </table:table-cell>
          <table:table-cell office:value-type="string">
            <text:p>userhascancelnfcsession</text:p>
          </table:table-cell>
          <table:table-cell/>
        </table:table-row>
        <table:table-row table:style-name="ro3">
          <table:table-cell office:value-type="string">
            <text:p>uvod</text:p>
          </table:table-cell>
          <table:table-cell office:value-type="string">
            <text:p>Introduction</text:p>
          </table:table-cell>
          <table:table-cell table:style-name="ce1" office:value-type="string">
            <text:p>Úvod</text:p>
          </table:table-cell>
          <table:table-cell office:value-type="string">
            <text:p>Úvodní stránka</text:p>
          </table:table-cell>
          <table:table-cell/>
        </table:table-row>
        <table:table-row table:style-name="ro3">
          <table:table-cell office:value-type="string">
            <text:p>uvodnastranka</text:p>
          </table:table-cell>
          <table:table-cell office:value-type="string">
            <text:p>Home page</text:p>
          </table:table-cell>
          <table:table-cell table:style-name="ce1" office:value-type="string">
            <text:p>Úvodná stránka</text:p>
          </table:table-cell>
          <table:table-cell office:value-type="string">
            <text:p>Úvodní stránka</text:p>
          </table:table-cell>
          <table:table-cell/>
        </table:table-row>
        <table:table-row table:style-name="ro4">
          <table:table-cell office:value-type="string">
            <text:p>uvodnastranka_text</text:p>
          </table:table-cell>
          <table:table-cell office:value-type="string">
            <text:p>This application will allow you to check what, where and how long you have stored in the freezer.</text:p>
          </table:table-cell>
          <table:table-cell table:style-name="ce1" office:value-type="string">
            <text:p>Táto aplikácia Vám umožní kontrolovať čo, kde a ako dlho máte uložené v mrazničke.</text:p>
          </table:table-cell>
          <table:table-cell office:value-type="string">
            <text:p>Tato aplikace Vám umožní kontrolovat co, kde a jak dlouho máte uloženo v mrazničce.</text:p>
          </table:table-cell>
          <table:table-cell/>
        </table:table-row>
        <table:table-row table:style-name="ro3">
          <table:table-cell office:value-type="string">
            <text:p>verzia</text:p>
          </table:table-cell>
          <table:table-cell office:value-type="string">
            <text:p>Version </text:p>
          </table:table-cell>
          <table:table-cell table:style-name="ce1" office:value-type="string">
            <text:p>Verzia</text:p>
          </table:table-cell>
          <table:table-cell office:value-type="string">
            <text:p>Verze</text:p>
          </table:table-cell>
          <table:table-cell/>
        </table:table-row>
        <table:table-row table:style-name="ro3">
          <table:table-cell office:value-type="string">
            <text:p>verzia_cislo</text:p>
          </table:table-cell>
          <table:table-cell office:value-type="string">
            <text:p>1.1.19</text:p>
          </table:table-cell>
          <table:table-cell table:style-name="ce1" office:value-type="string">
            <text:p>toto nechceme meniť v lokalizacii</text:p>
          </table:table-cell>
          <table:table-cell office:value-type="string">
            <text:p>toto nechceme meniť v lokalizacii</text:p>
          </table:table-cell>
          <table:table-cell/>
        </table:table-row>
        <table:table-row table:style-name="ro3">
          <table:table-cell office:value-type="string">
            <text:p>vlozene</text:p>
          </table:table-cell>
          <table:table-cell office:value-type="string">
            <text:p>Stored</text:p>
          </table:table-cell>
          <table:table-cell table:style-name="ce1" office:value-type="string">
            <text:p>Vložené:</text:p>
          </table:table-cell>
          <table:table-cell office:value-type="string">
            <text:p>Vloženo:</text:p>
          </table:table-cell>
          <table:table-cell/>
        </table:table-row>
        <table:table-row table:style-name="ro3">
          <table:table-cell office:value-type="string">
            <text:p>vlozenie</text:p>
          </table:table-cell>
          <table:table-cell office:value-type="string">
            <text:p>Push:</text:p>
          </table:table-cell>
          <table:table-cell table:style-name="ce1" office:value-type="string">
            <text:p>Vloženie</text:p>
          </table:table-cell>
          <table:table-cell office:value-type="string">
            <text:p>Vložení</text:p>
          </table:table-cell>
          <table:table-cell/>
        </table:table-row>
        <table:table-row table:style-name="ro3">
          <table:table-cell office:value-type="string">
            <text:p>vlozenie_prebehlo_uspesne</text:p>
          </table:table-cell>
          <table:table-cell office:value-type="string">
            <text:p>The insertion was successful</text:p>
          </table:table-cell>
          <table:table-cell table:style-name="ce1" office:value-type="string">
            <text:p>Vloženie prebehlo úspešne</text:p>
          </table:table-cell>
          <table:table-cell office:value-type="string">
            <text:p>Vložení probiehlo úšpešne</text:p>
          </table:table-cell>
          <table:table-cell/>
        </table:table-row>
        <table:table-row table:style-name="ro3">
          <table:table-cell office:value-type="string">
            <text:p>vlozeniemanualne</text:p>
          </table:table-cell>
          <table:table-cell office:value-type="string">
            <text:p>Push manually</text:p>
          </table:table-cell>
          <table:table-cell table:style-name="ce1" office:value-type="string">
            <text:p>Manuálne vloženie</text:p>
          </table:table-cell>
          <table:table-cell office:value-type="string">
            <text:p>Manuální vložení</text:p>
          </table:table-cell>
          <table:table-cell/>
        </table:table-row>
        <table:table-row table:style-name="ro3">
          <table:table-cell office:value-type="string">
            <text:p>vlozeniepomocouean</text:p>
          </table:table-cell>
          <table:table-cell office:value-type="string">
            <text:p>Push by EAN</text:p>
          </table:table-cell>
          <table:table-cell table:style-name="ce1" office:value-type="string">
            <text:p>Vloženie pomocou použitia EAN</text:p>
          </table:table-cell>
          <table:table-cell office:value-type="string">
            <text:p>Vložení pomocí použití EAN</text:p>
          </table:table-cell>
          <table:table-cell/>
        </table:table-row>
        <table:table-row table:style-name="ro3">
          <table:table-cell office:value-type="string">
            <text:p>vlozeniepomocoutag</text:p>
          </table:table-cell>
          <table:table-cell office:value-type="string">
            <text:p>Push by TAG</text:p>
          </table:table-cell>
          <table:table-cell table:style-name="ce1" office:value-type="string">
            <text:p>Vloženie pomocou použitia TAG</text:p>
          </table:table-cell>
          <table:table-cell office:value-type="string">
            <text:p>Vložení pomocí použití TAG</text:p>
          </table:table-cell>
          <table:table-cell/>
        </table:table-row>
        <table:table-row table:style-name="ro3">
          <table:table-cell office:value-type="string">
            <text:p>vyber</text:p>
          </table:table-cell>
          <table:table-cell office:value-type="string">
            <text:p>Pull</text:p>
          </table:table-cell>
          <table:table-cell table:style-name="ce1" office:value-type="string">
            <text:p>Výber</text:p>
          </table:table-cell>
          <table:table-cell office:value-type="string">
            <text:p>Výběr</text:p>
          </table:table-cell>
          <table:table-cell/>
        </table:table-row>
        <table:table-row table:style-name="ro3">
          <table:table-cell office:value-type="string">
            <text:p>vyber_main</text:p>
          </table:table-cell>
          <table:table-cell office:value-type="string">
            <text:p>Pull</text:p>
          </table:table-cell>
          <table:table-cell table:style-name="ce1" office:value-type="string">
            <text:p>Výber</text:p>
          </table:table-cell>
          <table:table-cell office:value-type="string">
            <text:p>Výběr</text:p>
          </table:table-cell>
          <table:table-cell/>
        </table:table-row>
        <table:table-row table:style-name="ro3">
          <table:table-cell office:value-type="string">
            <text:p>vyberpomocouean</text:p>
          </table:table-cell>
          <table:table-cell office:value-type="string">
            <text:p>Pull by EAN</text:p>
          </table:table-cell>
          <table:table-cell table:style-name="ce1" office:value-type="string">
            <text:p>Výber pomocou použitia EAN</text:p>
          </table:table-cell>
          <table:table-cell office:value-type="string">
            <text:p>Výběr pomocí použití EAN</text:p>
          </table:table-cell>
          <table:table-cell/>
        </table:table-row>
        <table:table-row table:style-name="ro3">
          <table:table-cell office:value-type="string">
            <text:p>vyberpomocoutag</text:p>
          </table:table-cell>
          <table:table-cell office:value-type="string">
            <text:p>Pull by TAG</text:p>
          </table:table-cell>
          <table:table-cell table:style-name="ce1" office:value-type="string">
            <text:p>Výber pomocou použitia TAG</text:p>
          </table:table-cell>
          <table:table-cell office:value-type="string">
            <text:p>Výběr pomocí použití TAG</text:p>
          </table:table-cell>
          <table:table-cell/>
        </table:table-row>
        <table:table-row table:style-name="ro3">
          <table:table-cell office:value-type="string">
            <text:p>vyberte_tovar_vsetko</text:p>
          </table:table-cell>
          <table:table-cell office:value-type="string">
            <text:p>Select goods - all</text:p>
          </table:table-cell>
          <table:table-cell table:style-name="ce1" office:value-type="string">
            <text:p>Vyberte tovar - všetko</text:p>
          </table:table-cell>
          <table:table-cell office:value-type="string">
            <text:p>Vyberte zboží - vše</text:p>
          </table:table-cell>
          <table:table-cell/>
        </table:table-row>
        <table:table-row table:style-name="ro3">
          <table:table-cell office:value-type="string">
            <text:p>vyberte_zariadenia_vsetky</text:p>
          </table:table-cell>
          <table:table-cell office:value-type="string">
            <text:p>Select device - all </text:p>
          </table:table-cell>
          <table:table-cell table:style-name="ce1" office:value-type="string">
            <text:p>Vyberte zariadenie - všetky</text:p>
          </table:table-cell>
          <table:table-cell office:value-type="string">
            <text:p>Vyberte zařízení - všechny</text:p>
          </table:table-cell>
          <table:table-cell/>
        </table:table-row>
        <table:table-row table:style-name="ro3">
          <table:table-cell office:value-type="string">
            <text:p>vymazaniezaznamu</text:p>
          </table:table-cell>
          <table:table-cell office:value-type="string">
            <text:p>Delete record</text:p>
          </table:table-cell>
          <table:table-cell table:style-name="ce1" office:value-type="string">
            <text:p>Vymazanie záznamu</text:p>
          </table:table-cell>
          <table:table-cell office:value-type="string">
            <text:p>Vymazání záznamu</text:p>
          </table:table-cell>
          <table:table-cell/>
        </table:table-row>
        <table:table-row table:style-name="ro3">
          <table:table-cell office:value-type="string">
            <text:p>writingtagisnotsupportedonthisdevice</text:p>
          </table:table-cell>
          <table:table-cell office:value-type="string">
            <text:p>Writing tag is not supported on this device</text:p>
          </table:table-cell>
          <table:table-cell table:style-name="ce1" office:value-type="string">
            <text:p>Zápis do TAG je nepodporovaný</text:p>
          </table:table-cell>
          <table:table-cell office:value-type="string">
            <text:p>Zápis do TAG je nepodporován</text:p>
          </table:table-cell>
          <table:table-cell/>
        </table:table-row>
        <table:table-row table:style-name="ro3">
          <table:table-cell office:value-type="string">
            <text:p>writingtagoperationsuccessful</text:p>
          </table:table-cell>
          <table:table-cell office:value-type="string">
            <text:p>Writing tag operation successful</text:p>
          </table:table-cell>
          <table:table-cell table:style-name="ce1" office:value-type="string">
            <text:p>Zápis do TAG prebehol úspešne</text:p>
          </table:table-cell>
          <table:table-cell office:value-type="string">
            <text:p>Zápis do TAG proběhl úspěšně</text:p>
          </table:table-cell>
          <table:table-cell/>
        </table:table-row>
        <table:table-row table:style-name="ro3">
          <table:table-cell office:value-type="string">
            <text:p>zadajte_opis_popisu</text:p>
          </table:table-cell>
          <table:table-cell office:value-type="string">
            <text:p>Enter section of text mandatory</text:p>
          </table:table-cell>
          <table:table-cell table:style-name="ce1" office:value-type="string">
            <text:p>Zadajte časť textu popisu</text:p>
          </table:table-cell>
          <table:table-cell office:value-type="string">
            <text:p>Zadejte část textu popisu</text:p>
          </table:table-cell>
          <table:table-cell/>
        </table:table-row>
        <table:table-row table:style-name="ro3">
          <table:table-cell office:value-type="string">
            <text:p>zadajte_popis</text:p>
          </table:table-cell>
          <table:table-cell office:value-type="string">
            <text:p>Enter a description</text:p>
          </table:table-cell>
          <table:table-cell table:style-name="ce1" office:value-type="string">
            <text:p>Tento údaj je povinný</text:p>
          </table:table-cell>
          <table:table-cell office:value-type="string">
            <text:p>Tento údaj je povinen</text:p>
          </table:table-cell>
          <table:table-cell/>
        </table:table-row>
        <table:table-row table:style-name="ro3">
          <table:table-cell office:value-type="string">
            <text:p>zadajte_poznamku</text:p>
          </table:table-cell>
          <table:table-cell office:value-type="string">
            <text:p>Enter a note</text:p>
          </table:table-cell>
          <table:table-cell table:style-name="ce1" office:value-type="string">
            <text:p>Zadajte poznámku</text:p>
          </table:table-cell>
          <table:table-cell office:value-type="string">
            <text:p>Zadejte poznámku</text:p>
          </table:table-cell>
          <table:table-cell/>
        </table:table-row>
        <table:table-row table:style-name="ro3">
          <table:table-cell office:value-type="string">
            <text:p>zadajteexpiraciu</text:p>
          </table:table-cell>
          <table:table-cell office:value-type="string">
            <text:p>Enter <text:s/>Date Of Expiration</text:p>
          </table:table-cell>
          <table:table-cell table:style-name="ce1" office:value-type="string">
            <text:p>Zadajte dátum exspirácie</text:p>
          </table:table-cell>
          <table:table-cell office:value-type="string">
            <text:p>Zadejte datum expirace</text:p>
          </table:table-cell>
          <table:table-cell/>
        </table:table-row>
        <table:table-row table:style-name="ro3">
          <table:table-cell office:value-type="string">
            <text:p>zadajtehmotnost</text:p>
          </table:table-cell>
          <table:table-cell office:value-type="string">
            <text:p>Enter weight</text:p>
          </table:table-cell>
          <table:table-cell table:style-name="ce1" office:value-type="string">
            <text:p>Zadajte hmotnosť (g)</text:p>
          </table:table-cell>
          <table:table-cell office:value-type="string">
            <text:p>Zadejte hmotnost (g)</text:p>
          </table:table-cell>
          <table:table-cell/>
        </table:table-row>
        <table:table-row table:style-name="ro3">
          <table:table-cell office:value-type="string">
            <text:p>zadajtelicencnecislo</text:p>
          </table:table-cell>
          <table:table-cell office:value-type="string">
            <text:p>Enter licence number</text:p>
          </table:table-cell>
          <table:table-cell table:style-name="ce1" office:value-type="string">
            <text:p>Zadajte licenčné číslo</text:p>
          </table:table-cell>
          <table:table-cell office:value-type="string">
            <text:p>Zadejte licenční číslo</text:p>
          </table:table-cell>
          <table:table-cell/>
        </table:table-row>
        <table:table-row table:style-name="ro3">
          <table:table-cell office:value-type="string">
            <text:p>zadajtenazov</text:p>
          </table:table-cell>
          <table:table-cell office:value-type="string">
            <text:p>Enter name</text:p>
          </table:table-cell>
          <table:table-cell table:style-name="ce1" office:value-type="string">
            <text:p>Zadajte názov</text:p>
          </table:table-cell>
          <table:table-cell office:value-type="string">
            <text:p>Zadejte název</text:p>
          </table:table-cell>
          <table:table-cell/>
        </table:table-row>
        <table:table-row table:style-name="ro3">
          <table:table-cell office:value-type="string">
            <text:p>zadajtepopis</text:p>
          </table:table-cell>
          <table:table-cell office:value-type="string">
            <text:p>This information is mandatory</text:p>
          </table:table-cell>
          <table:table-cell table:style-name="ce1" office:value-type="string">
            <text:p>Tento údaj je povinný</text:p>
          </table:table-cell>
          <table:table-cell office:value-type="string">
            <text:p>Tento udaj je povinen</text:p>
          </table:table-cell>
          <table:table-cell/>
        </table:table-row>
        <table:table-row table:style-name="ro3">
          <table:table-cell office:value-type="string">
            <text:p>zadajtepoznamku</text:p>
          </table:table-cell>
          <table:table-cell office:value-type="string">
            <text:p>Enter note</text:p>
          </table:table-cell>
          <table:table-cell table:style-name="ce1" office:value-type="string">
            <text:p>Zadajte poznámku</text:p>
          </table:table-cell>
          <table:table-cell office:value-type="string">
            <text:p>Zadejte poznamku</text:p>
          </table:table-cell>
          <table:table-cell/>
        </table:table-row>
        <table:table-row table:style-name="ro3">
          <table:table-cell office:value-type="string">
            <text:p>zapisnatag</text:p>
          </table:table-cell>
          <table:table-cell office:value-type="string">
            <text:p>Writing to TAG</text:p>
          </table:table-cell>
          <table:table-cell table:style-name="ce1" office:value-type="string">
            <text:p>Zápis na TAG</text:p>
          </table:table-cell>
          <table:table-cell office:value-type="string">
            <text:p>Zápis na TAG</text:p>
          </table:table-cell>
          <table:table-cell/>
        </table:table-row>
        <table:table-row table:style-name="ro2">
          <table:table-cell office:value-type="string">
            <text:p>zariadenie</text:p>
          </table:table-cell>
          <table:table-cell office:value-type="string">
            <text:p>Device</text:p>
          </table:table-cell>
          <table:table-cell table:style-name="ce1" office:value-type="string">
            <text:p>Zariadenie</text:p>
          </table:table-cell>
          <table:table-cell office:value-type="string">
            <text:p>Zařízení</text:p>
          </table:table-cell>
          <table:table-cell/>
        </table:table-row>
        <table:table-row table:style-name="ro3">
          <table:table-cell office:value-type="string">
            <text:p>zaznamneexistuje</text:p>
          </table:table-cell>
          <table:table-cell office:value-type="string">
            <text:p>Device not exist</text:p>
          </table:table-cell>
          <table:table-cell table:style-name="ce1" office:value-type="string">
            <text:p>Záznam neexistuje</text:p>
          </table:table-cell>
          <table:table-cell office:value-type="string">
            <text:p>Záznam nexistuje</text:p>
          </table:table-cell>
          <table:table-cell/>
        </table:table-row>
        <table:table-row table:style-name="ro3">
          <table:table-cell office:value-type="string">
            <text:p>zelenina</text:p>
          </table:table-cell>
          <table:table-cell office:value-type="string">
            <text:p>vegetables</text:p>
          </table:table-cell>
          <table:table-cell table:style-name="ce1" office:value-type="string">
            <text:p>Zelenina</text:p>
          </table:table-cell>
          <table:table-cell office:value-type="string">
            <text:p>Zelenina</text:p>
          </table:table-cell>
          <table:table-cell/>
        </table:table-row>
        <table:table-row table:style-name="ro3">
          <table:table-cell office:value-type="string">
            <text:p>zmazat</text:p>
          </table:table-cell>
          <table:table-cell office:value-type="string">
            <text:p>Delete</text:p>
          </table:table-cell>
          <table:table-cell table:style-name="ce1" office:value-type="string">
            <text:p>Zmazať</text:p>
          </table:table-cell>
          <table:table-cell office:value-type="string">
            <text:p>Smazat</text:p>
          </table:table-cell>
          <table:table-cell/>
        </table:table-row>
        <table:table-row table:style-name="ro3">
          <table:table-cell office:value-type="string">
            <text:p>zoznammiestnosti</text:p>
          </table:table-cell>
          <table:table-cell office:value-type="string">
            <text:p>Rooms list</text:p>
          </table:table-cell>
          <table:table-cell table:style-name="ce1" office:value-type="string">
            <text:p>Zoznam miestností</text:p>
          </table:table-cell>
          <table:table-cell office:value-type="string">
            <text:p>Seznam místností</text:p>
          </table:table-cell>
          <table:table-cell/>
        </table:table-row>
        <table:table-row table:style-name="ro3">
          <table:table-cell office:value-type="string">
            <text:p>zoznampoloziek</text:p>
          </table:table-cell>
          <table:table-cell office:value-type="string">
            <text:p>Item list</text:p>
          </table:table-cell>
          <table:table-cell table:style-name="ce1" office:value-type="string">
            <text:p>Zoznam položiek</text:p>
          </table:table-cell>
          <table:table-cell office:value-type="string">
            <text:p>Seznam položek</text:p>
          </table:table-cell>
          <table:table-cell/>
        </table:table-row>
        <table:table-row table:style-name="ro3">
          <table:table-cell office:value-type="string">
            <text:p>zoznampozicii</text:p>
          </table:table-cell>
          <table:table-cell office:value-type="string">
            <text:p>Positons list</text:p>
          </table:table-cell>
          <table:table-cell table:style-name="ce1" office:value-type="string">
            <text:p>Zoznam pozícií</text:p>
          </table:table-cell>
          <table:table-cell office:value-type="string">
            <text:p>Seznam pozic</text:p>
          </table:table-cell>
          <table:table-cell/>
        </table:table-row>
        <table:table-row table:style-name="ro3">
          <table:table-cell office:value-type="string">
            <text:p>zoznamtovarov</text:p>
          </table:table-cell>
          <table:table-cell office:value-type="string">
            <text:p>Category list</text:p>
          </table:table-cell>
          <table:table-cell table:style-name="ce1" office:value-type="string">
            <text:p>Zoznam kategórií</text:p>
          </table:table-cell>
          <table:table-cell office:value-type="string">
            <text:p>Seznam kategorií</text:p>
          </table:table-cell>
          <table:table-cell/>
        </table:table-row>
        <table:table-row table:style-name="ro3">
          <table:table-cell office:value-type="string">
            <text:p>zoznamzariadeni</text:p>
          </table:table-cell>
          <table:table-cell office:value-type="string">
            <text:p>Device list</text:p>
          </table:table-cell>
          <table:table-cell table:style-name="ce1" office:value-type="string">
            <text:p>Zoznam zariadení</text:p>
          </table:table-cell>
          <table:table-cell office:value-type="string">
            <text:p>Seznam zařízení</text:p>
          </table:table-cell>
          <table:table-cell/>
        </table:table-row>
        <table:table-row table:style-name="ro3">
          <table:table-cell office:value-type="string">
            <text:p>zrusit</text:p>
          </table:table-cell>
          <table:table-cell office:value-type="string">
            <text:p>Cancel</text:p>
          </table:table-cell>
          <table:table-cell table:style-name="ce1" office:value-type="string">
            <text:p>Zrušiť</text:p>
          </table:table-cell>
          <table:table-cell office:value-type="string">
            <text:p>Zrušit</text:p>
          </table:table-cell>
          <table:table-cell/>
        </table:table-row>
        <table:table-row table:style-name="ro3">
          <table:table-cell office:value-type="string">
            <text:p>zverina</text:p>
          </table:table-cell>
          <table:table-cell office:value-type="string">
            <text:p>Venison</text:p>
          </table:table-cell>
          <table:table-cell table:style-name="ce1" office:value-type="string">
            <text:p>Zverina</text:p>
          </table:table-cell>
          <table:table-cell office:value-type="string">
            <text:p>Zvěřina</text:p>
          </table:table-cell>
          <table:table-cell/>
        </table:table-row>
        <table:table-row table:style-name="ro3">
          <table:table-cell table:number-columns-repeated="3"/>
          <table:table-cell table:style-name="ce2"/>
          <table:table-cell/>
        </table:table-row>
        <table:table-row table:style-name="ro3" table:number-rows-repeated="105">
          <table:table-cell table:number-columns-repeated="5"/>
        </table:table-row>
        <table:table-row table:style-name="ro3">
          <table:table-cell table:number-columns-repeated="3"/>
          <table:table-cell table:style-name="ce3"/>
          <table:table-cell/>
        </table:table-row>
        <table:table-row table:style-name="ro3" table:number-rows-repeated="35">
          <table:table-cell table:number-columns-repeated="5"/>
        </table:table-row>
        <table:table-row table:style-name="ro3">
          <table:table-cell table:number-columns-repeated="3"/>
          <table:table-cell table:style-name="ce2"/>
          <table:table-cell/>
        </table:table-row>
        <table:table-row table:style-name="ro3" table:number-rows-repeated="3">
          <table:table-cell table:number-columns-repeated="4"/>
          <table:table-cell table:style-name="Default"/>
        </table:table-row>
        <table:table-row table:style-name="ro3" table:number-rows-repeated="130">
          <table:table-cell table:number-columns-repeated="5"/>
        </table:table-row>
        <table:table-row table:style-name="ro3">
          <table:table-cell table:number-columns-repeated="3"/>
          <table:table-cell table:style-name="ce2"/>
          <table:table-cell/>
        </table:table-row>
      </table:table>
      <table:table table:name="Lis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1">11.09.2022</text:date>, <text:time>19:00:27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artinko</meta:initial-creator>
    <meta:creation-date>2022-09-09T09:56:26.69</meta:creation-date>
    <dc:date>2022-09-11T19:00:27.81</dc:date>
    <dc:creator>Daniel Martinko</dc:creator>
    <meta:editing-duration>PT16H42M4S</meta:editing-duration>
    <meta:editing-cycles>11</meta:editing-cycles>
    <meta:generator>OpenOffice/4.1.7$Win32 OpenOffice.org_project/417m1$Build-9800</meta:generator>
    <meta:document-statistic meta:table-count="3" meta:cell-count="580" meta:object-count="0"/>
  </office:meta>
</office:document-meta>
</file>